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6.108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ce1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Alakzatok - poligo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Alakzatok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Alakzatok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Állat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Autó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Bogara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Cisco - Egyéb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Cisco - Méd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Cisco - Termék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Dominó - hagyományo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Dominó - számozot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lektronika - alkatrészek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lektronika - alkatrészek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lektronika - alkatrészek 3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lektronika - alkatrészek 4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lektronika - áramkörö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lektronika - jel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lektronika - mérõeszközö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mber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Építészet - burkola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Építészet - butor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Építészet - épület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Építészet - fürdõszoba, konyh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Építészet - konyh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Építészet - nyílászáró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lyamatáb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lyamatábra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Élõvilág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Épület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Növény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Szobr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Tája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Város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Virág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Gyógyászat - általáno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Idõjárá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Jármûv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Jel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Kék emb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Kémia - Aminósava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Logikai jel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Logikai kapu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Logó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Mosoly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Nyila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1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2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3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4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5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6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7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8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9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10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11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12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Pneumatika - alkatrész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Számítástechnika - általáno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Számítástechnika - hálóza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Számítástechnika - Hálózati elem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Számítástechnika - WIFI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Szám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áblák - Veszély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árgya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Afrik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Amerikai Egyesült Állam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Ausztrál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Ázs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Dél-Amerik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Európ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Európa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Franciaország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Franciaország - régió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jel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Kanad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kontinens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Közel-Kele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Közép-Amerik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Középko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Mexikó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Óko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rajzjel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történelem - 1900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Világ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ermény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ört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Zászló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Zene - hangsz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Zene - kott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Speciális piktogram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Ünnep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Ételek és ital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HU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Huma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HU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Ember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Tárgya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Világű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Utazá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OpenOffice.org logó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E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egio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E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Vallá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Épület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Honlap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elsorolásjel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0">2007.06.20</text:date>, <text:time>13:52:37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6-20T13:52:33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